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635cm"/>
    </style:style>
    <style:style style:name="gr9" style:family="graphic" style:parent-style-name="standard">
      <style:graphic-properties draw:stroke="none" svg:stroke-color="#000000" draw:fill="none" draw:fill-color="#ffffff" fo:min-height="1.143cm"/>
    </style:style>
    <style:style style:name="gr10" style:family="graphic" style:parent-style-name="standard">
      <style:graphic-properties draw:stroke="none" svg:stroke-color="#000000" draw:fill="none" draw:fill-color="#ffffff" fo:min-height="1.01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fo:font-weight="normal" style:font-size-asian="8pt" style:font-weight-asian="normal" style:font-size-complex="8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fr" fo:country="FR" style:font-size-asian="12pt" style:font-size-complex="12pt"/>
    </style:style>
    <style:style style:name="T3" style:family="text">
      <style:text-properties fo:font-size="8pt" fo:language="fr" fo:country="FR" fo:font-weight="normal" style:font-size-asian="8pt" style:font-weight-asian="normal" style:font-size-complex="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747cm" svg:height="1.27cm" svg:x="2.524cm" svg:y="2.27cm">
          <text:p text:style-name="P1"><text:span text:style-name="T1">Verification command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397cm" svg:y1="2.27cm" svg:x2="6.397cm" svg:y2="2.27cm" draw:start-shape="id1" draw:end-shape="id1" svg:d="m6397 2270">
          <text:p/>
        </draw:connector>
        <draw:line draw:style-name="gr3" draw:text-style-name="P1" draw:layer="layout" svg:x1="6.461cm" svg:y1="3.54cm" svg:x2="6.588cm" svg:y2="3.54cm">
          <text:p/>
        </draw:line>
        <draw:custom-shape draw:style-name="gr4" draw:text-style-name="P2" xml:id="id4" draw:id="id4" draw:layer="layout" svg:width="7.747cm" svg:height="1.524cm" svg:x="8.072cm" svg:y="20.558cm">
          <text:p text:style-name="P1"><text:span text:style-name="T2">Numero de case +1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3.429cm" svg:height="2.667cm" svg:x="4.683cm" svg:y="4.556cm">
          <text:p text:style-name="P1"><text:span text:style-name="T3">Commande a parametre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3" draw:id="id3" draw:layer="layout" svg:width="4.318cm" svg:height="0.762cm" svg:x="-0.143cm" svg:y="8.112cm">
          <text:p text:style-name="P1"><text:span text:style-name="T2">Afficher aid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4.683cm" svg:y1="5.89cm" svg:x2="2.016cm" svg:y2="8.112cm" draw:start-shape="id2" draw:start-glue-point="5" draw:end-shape="id3" draw:end-glue-point="0" svg:d="m4683 5890h-2667v2222">
          <text:p/>
        </draw:connector>
        <draw:connector draw:style-name="gr6" draw:text-style-name="P1" draw:layer="layout" svg:x1="6.397cm" svg:y1="3.54cm" svg:x2="6.398cm" svg:y2="4.556cm" draw:start-shape="id1" draw:start-glue-point="2" draw:end-shape="id2" draw:end-glue-point="4" svg:d="m6397 3540v508h1v508">
          <text:p/>
        </draw:connector>
        <draw:connector draw:style-name="gr6" draw:text-style-name="P1" draw:layer="layout" draw:line-skew="-0.699cm" svg:x1="6.398cm" svg:y1="7.223cm" svg:x2="11.945cm" svg:y2="20.558cm" draw:start-shape="id2" draw:start-glue-point="6" draw:end-shape="id4" draw:end-glue-point="0" svg:d="m6398 7223v5969h5547v7366">
          <text:p/>
        </draw:connector>
        <draw:custom-shape draw:style-name="gr1" draw:text-style-name="P2" xml:id="id5" draw:id="id5" draw:layer="layout" svg:width="7.747cm" svg:height="1.27cm" svg:x="8.112cm" svg:y="25.384cm">
          <text:p text:style-name="P1"><text:span text:style-name="T1">Fi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1.945cm" svg:y1="22.082cm" svg:x2="11.985cm" svg:y2="25.384cm" draw:start-shape="id4" draw:start-glue-point="2" draw:end-shape="id5" draw:end-glue-point="0" svg:d="m11945 22082v1651h40v1651">
          <text:p/>
        </draw:connector>
        <draw:custom-shape draw:style-name="gr5" draw:text-style-name="P3" draw:layer="layout" svg:width="3.937cm" svg:height="2.794cm" svg:x="4.429cm" svg:y="11.795cm">
          <text:p text:style-name="P1"><text:span text:style-name="T3">Commande sans parametre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6" draw:id="id6" draw:layer="layout" svg:width="3.429cm" svg:height="2.794cm" svg:x="10.271cm" svg:y="11.795cm">
          <text:p text:style-name="P1"><text:span text:style-name="T3">Commande -h  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xml:id="id9" draw:id="id9" draw:layer="layout" svg:width="3.429cm" svg:height="2.667cm" svg:x="10.271cm" svg:y="16.113cm">
          <text:p text:style-name="P1"><text:span text:style-name="T3">Commande +1 == entier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7" draw:id="id7" draw:layer="layout" svg:width="7.747cm" svg:height="1.524cm" svg:x="12.811cm" svg:y="14.716cm">
          <text:p text:style-name="P1"><text:span text:style-name="T2">Retourner erreu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3.7cm" svg:y1="13.192cm" svg:x2="16.684cm" svg:y2="14.716cm" draw:start-shape="id6" draw:start-glue-point="7" draw:end-shape="id7" svg:d="m13700 13192h2984v1524">
          <text:p/>
        </draw:connector>
        <draw:connector draw:style-name="gr7" draw:text-style-name="P1" draw:layer="layout" draw:line-skew="2.54cm" svg:x1="16.684cm" svg:y1="16.24cm" svg:x2="11.985cm" svg:y2="25.384cm" draw:start-shape="id7" draw:start-glue-point="2" draw:end-shape="id5" draw:end-glue-point="0" svg:d="m16684 16240v7112h-4699v2032">
          <text:p/>
        </draw:connector>
        <draw:custom-shape draw:style-name="gr4" draw:text-style-name="P2" xml:id="id8" draw:id="id8" draw:layer="layout" svg:width="7.239cm" svg:height="1.524cm" svg:x="2.905cm" svg:y="15.605cm">
          <text:p text:style-name="P1"><text:span text:style-name="T2">Retourner erreu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1" draw:layer="layout" svg:x1="6.461cm" svg:y1="14.589cm" svg:x2="6.461cm" svg:y2="15.605cm">
          <text:p/>
        </draw:line>
        <draw:connector draw:style-name="gr7" draw:text-style-name="P1" draw:layer="layout" draw:line-skew="1.333cm" svg:x1="6.524cm" svg:y1="17.129cm" svg:x2="11.985cm" svg:y2="25.384cm" draw:start-shape="id8" draw:start-glue-point="2" draw:end-shape="id5" draw:end-glue-point="0" svg:d="m6524 17129v5461h5461v2794">
          <text:p/>
        </draw:connector>
        <draw:frame draw:style-name="gr8" draw:layer="layout" svg:width="2.413cm" svg:height="0.962cm" svg:x="4.81cm" svg:y="14.589cm">
          <draw:text-box>
            <text:p>non</text:p>
          </draw:text-box>
        </draw:frame>
        <draw:frame draw:style-name="gr9" draw:layer="layout" svg:width="2.54cm" svg:height="1.393cm" svg:x="7.985cm" svg:y="12.176cm">
          <draw:text-box>
            <text:p>oui</text:p>
          </draw:text-box>
        </draw:frame>
        <draw:frame draw:style-name="gr10" draw:layer="layout" svg:width="1.905cm" svg:height="1.266cm" svg:x="13.573cm" svg:y="11.922cm">
          <draw:text-box>
            <text:p>non</text:p>
          </draw:text-box>
        </draw:frame>
        <draw:connector draw:style-name="gr7" draw:text-style-name="P1" draw:layer="layout" svg:x1="13.7cm" svg:y1="17.447cm" svg:x2="16.664cm" svg:y2="17.416cm" draw:start-shape="id9" draw:start-glue-point="7" svg:d="m13700 17447h1733v-31h12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EISTI </meta:initial-creator>
    <meta:creation-date>2011-10-03T16:36:50</meta:creation-date>
    <dc:date>2011-10-10T08:06:18</dc:date>
    <dc:creator>el Sid</dc:creator>
    <meta:editing-duration>PT3H17M39S</meta:editing-duration>
    <meta:editing-cycles>5</meta:editing-cycles>
    <meta:generator>LibreOffice/3.3$Unix LibreOffice_project/330m19$Build-202</meta:generator>
    <meta:document-statistic meta:object-count="24"/>
  </office:meta>
</office:document-meta>
</file>